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Rawspec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Proposed High-level Test Plan</text:p>
            <text:p/>
            <text:p>Richard Elkins</text:p>
            <text:p>2021-10-28 (v2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urrent Sta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irst stage in multiple production work flows for the production of science products for downstream processing and analysis.</text:p>
              </text:list-item>
              <text:list-item>
                <text:p text:style-name="P4">Current github repository: <text:a xlink:href="https://github.com/UCBerkeleySETI/rawspec" xlink:type="simple">https://github.com/UCBerkeleySETI/rawspec</text:a></text:p>
              </text:list-item>
              <text:list-item>
                <text:p>8 open Pull Requests as of 2021-10-26:</text:p>
                <text:list>
                  <text:list-item>
                    <text:p>Some are drafts.</text:p>
                  </text:list-item>
                  <text:list-item>
                    <text:p>Feature enhancements</text:p>
                  </text:list-item>
                  <text:list-item>
                    <text:p>Unknown side effects (if any) on current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ing Development Plan</text:p>
          </draw:text-box>
        </draw:frame>
        <draw:frame presentation:style-name="pr4" draw:text-style-name="P1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Capture current (2021-10-26) version of the github repository.</text:p>
              </text:list-item>
              <text:list-item>
                <text:p>Testing scope:</text:p>
                <text:list>
                  <text:list-item>
                    <text:p>File-to-file only (no IP streaming).</text:p>
                  </text:list-item>
                  <text:list-item>
                    <text:p>1 polarization.</text:p>
                  </text:list-item>
                </text:list>
              </text:list-item>
              <text:list-item>
                <text:p>Identify .raw files to be used as test case input with assistance from Matt Lebofsky.</text:p>
              </text:list-item>
              <text:list-item>
                <text:p>Generate baseline comparators associated with each .raw file test case:</text:p>
                <text:list>
                  <text:list-item>
                    <text:p>Generate turbo_seti top hit table: .raw → .fil → .h5 → .dat → .tbl_data (top hit column values)</text:p>
                  </text:list-item>
                  <text:list-item>
                    <text:p>Generate Filterbank header information: .fil or .h5 → .tbl_info (header field values)</text:p>
                  </text:list-item>
                  <text:list-item>
                    <text:p>Discard .fil, .h5, and .dat artifacts.</text:p>
                  </text:list-item>
                  <text:list-item>
                    <text:p>Remaining comparator file types for each test case:</text:p>
                    <text:list>
                      <text:list-item>
                        <text:p>.raw – defines the test case</text:p>
                      </text:list-item>
                      <text:list-item>
                        <text:p>.tbl_hdr – a table representing the header information – details are TBD</text:p>
                      </text:list-item>
                      <text:list-item>
                        <text:p>.tbl_data – a table representing the turbo_seti top hits – details are TBD</text:p>
                      </text:list-item>
                    </text:list>
                  </text:list-item>
                </text:list>
              </text:list-item>
              <text:list-item>
                <text:p text:style-name="P4">The test environment is now complete and ready for testing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ing Execution Pla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For each test case (.raw file), follow this execution script:</text:p>
                <text:list>
                  <text:list-item>
                    <text:p>Generate turbo_seti top hit table: </text:p>
                    <text:list>
                      <text:list-item>
                        <text:p>.raw → .h5 → .dat → .tbl_data</text:p>
                      </text:list-item>
                    </text:list>
                  </text:list-item>
                  <text:list-item>
                    <text:p>Generate Filterbank header information: </text:p>
                    <text:list>
                      <text:list-item>
                        <text:p>.h5 → .tbl_info</text:p>
                      </text:list-item>
                    </text:list>
                  </text:list-item>
                  <text:list-item>
                    <text:p>Compare .tbl_hdr file to that of the baseline.</text:p>
                  </text:list-item>
                  <text:list-item>
                    <text:p>Compare .tbl_data file to that of the baseline.</text:p>
                  </text:list-item>
                  <text:list-item>
                    <text:p>No news is good news.</text:p>
                  </text:list-item>
                </text:list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ull Requests (PRs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hould this PR be considered for merging (Y/N) ?</text:p>
              </text:list-item>
              <text:list-item>
                <text:p text:style-name="P4">If a PR is to be considered for merging, then do this <text:span text:style-name="T1">first</text:span>:</text:p>
                <text:list>
                  <text:list-item>
                    <text:p>Install the latest (1) `blimpy` and (2) `turbo_seti` under the $HOME directory.</text:p>
                  </text:list-item>
                  <text:list-item>
                    <text:p>Git clone the PR’s rawspec github repository.</text:p>
                  </text:list-item>
                  <text:list-item>
                    <text:p>Execute `make` on the PR’s version of rawspec. <text:s/>Don’t install it globally.</text:p>
                  </text:list-item>
                  <text:list-item>
                    <text:p><text:span text:style-name="T2">Run all of the test cases with the </text:span>PR’s version of rawspec.</text:p>
                  </text:list-item>
                  <text:list-item>
                    <text:p>If all went well, merge the PR.</text:p>
                  </text:list-item>
                </text:list>
              </text:list-item>
              <text:list-item>
                <text:p text:style-name="P4">Now, the 8 open PRs can be safely evaluat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valuate the 8 outstanding Prs.</text:p>
              </text:list-item>
              <text:list-item>
                <text:p>Fork rawspec for FBH5 inclus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08:37:56.482470148</meta:creation-date>
    <dc:date>2021-10-28T15:00:01.948054732</dc:date>
    <meta:editing-duration>PT1H5M7S</meta:editing-duration>
    <meta:editing-cycles>21</meta:editing-cycles>
    <meta:generator>LibreOffice/7.1.6.2$Linux_X86_64 LibreOffice_project/10$Build-2</meta:generator>
    <meta:document-statistic meta:object-count="44"/>
  </office:meta>
</office:document-meta>
</file>